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44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1.1799in"/>
    </style:style>
    <style:style style:name="co6" style:family="table-column">
      <style:table-column-properties fo:break-before="auto" style:column-width="3.39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DAL lib Version : 2010000</text:p>
          </table:table-cell>
          <table:table-cell table:number-columns-repeated="5"/>
        </table:table-row>
        <table:table-row table:style-name="ro1">
          <table:table-cell office:value-type="string">
            <text:p><text:s text:c="4"/>.. <text:s text:c="2"/>Name <text:s text:c="3"/>: 2.1.0</text:p>
          </table:table-cell>
          <table:table-cell table:number-columns-repeated="5"/>
        </table:table-row>
        <table:table-row table:style-name="ro1">
          <table:table-cell office:value-type="string">
            <text:p><text:s text:c="4"/>.. <text:s text:c="2"/>Date <text:s text:c="3"/>: 2016042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DAL Drivers: Rast. </text:p>
          </table:table-cell>
          <table:table-cell office:value-type="string">
            <text:p><text:s/>Vect. </text:p>
          </table:table-cell>
          <table:table-cell office:value-type="string">
            <text:p><text:s/>Read </text:p>
          </table:table-cell>
          <table:table-cell office:value-type="string">
            <text:p><text:s/>Wri. </text:p>
          </table:table-cell>
          <table:table-cell office:value-type="string">
            <text:p><text:s/>Driver Code </text:p>
          </table:table-cell>
          <table:table-cell office:value-type="string">
            <text:p><text:s/>Driver Desc.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VRT </text:p>
          </table:table-cell>
          <table:table-cell office:value-type="string">
            <text:p><text:s/>Virtual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iff <text:s text:c="6"/></text:p>
          </table:table-cell>
          <table:table-cell office:value-type="string">
            <text:p><text:s/>GeoTIFF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ITF <text:s text:c="7"/></text:p>
          </table:table-cell>
          <table:table-cell office:value-type="string">
            <text:p><text:s/>National Imagery Transmission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PFTOC <text:s text:c="5"/></text:p>
          </table:table-cell>
          <table:table-cell office:value-type="string">
            <text:p><text:s/>Raster Product Format TOC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RGTOC <text:s text:c="4"/></text:p>
          </table:table-cell>
          <table:table-cell office:value-type="string">
            <text:p><text:s/>ECRG TOC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HFA </text:p>
          </table:table-cell>
          <table:table-cell office:value-type="string">
            <text:p><text:s/>Erdas Imagine Images (.img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AR_CEOS <text:s text:c="3"/></text:p>
          </table:table-cell>
          <table:table-cell office:value-type="string">
            <text:p><text:s/>CEOS SAR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EOS <text:s text:c="7"/></text:p>
          </table:table-cell>
          <table:table-cell office:value-type="string">
            <text:p><text:s/>CEOS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LAS <text:s text:c="7"/></text:p>
          </table:table-cell>
          <table:table-cell office:value-type="string">
            <text:p><text:s/>ELA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G </text:p>
          </table:table-cell>
          <table:table-cell office:value-type="string">
            <text:p><text:s/>Arc/Info Binary 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DTS <text:s text:c="7"/></text:p>
          </table:table-cell>
          <table:table-cell office:value-type="string">
            <text:p><text:s/>SDTS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TED <text:s text:c="7"/></text:p>
          </table:table-cell>
          <table:table-cell office:value-type="string">
            <text:p><text:s/>DTED Elevation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PNG </text:p>
          </table:table-cell>
          <table:table-cell office:value-type="string">
            <text:p><text:s/>Portable Network Graphic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EG <text:s text:c="7"/></text:p>
          </table:table-cell>
          <table:table-cell office:value-type="string">
            <text:p><text:s/>JPEG JFIF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EM </text:p>
          </table:table-cell>
          <table:table-cell office:value-type="string">
            <text:p><text:s/>In Memory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IF </text:p>
          </table:table-cell>
          <table:table-cell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IGGIF <text:s text:c="5"/></text:p>
          </table:table-cell>
          <table:table-cell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SAT <text:s text:c="7"/></text:p>
          </table:table-cell>
          <table:table-cell office:value-type="string">
            <text:p><text:s/>Envisat Image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SB </text:p>
          </table:table-cell>
          <table:table-cell office:value-type="string">
            <text:p><text:s/>Maptech BSB Nautical Chart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M </text:p>
          </table:table-cell>
          <table:table-cell office:value-type="string">
            <text:p><text:s/>X11 PixMap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MP </text:p>
          </table:table-cell>
          <table:table-cell office:value-type="string">
            <text:p><text:s/>MS Windows Device Independent Bitma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rSAR <text:s text:c="5"/></text:p>
          </table:table-cell>
          <table:table-cell office:value-type="string">
            <text:p><text:s/>AirSAR Polarimetric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S2 </text:p>
          </table:table-cell>
          <table:table-cell office:value-type="string">
            <text:p><text:s/>RadarSat 2 XML Produc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AFE <text:s text:c="7"/></text:p>
          </table:table-cell>
          <table:table-cell office:value-type="string">
            <text:p><text:s/>Sentinel-1 SAR SAFE Produc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IDSK <text:s text:c="5"/></text:p>
          </table:table-cell>
          <table:table-cell office:value-type="string">
            <text:p><text:s/>PCIDSK Database Fil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Raster <text:s text:c="3"/></text:p>
          </table:table-cell>
          <table:table-cell office:value-type="string">
            <text:p><text:s/>PCRaster Raster Fil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LWIS <text:s text:c="6"/></text:p>
          </table:table-cell>
          <table:table-cell office:value-type="string">
            <text:p><text:s/>ILWIS Raster Ma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RS </text:p>
          </table:table-cell>
          <table:table-cell office:value-type="string">
            <text:p><text:s/>ERMapper .ers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W </text:p>
          </table:table-cell>
          <table:table-cell office:value-type="string">
            <text:p><text:s/>ERDAS Compressed Wavelets (SDK 4.3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2ECW <text:s text:c="5"/></text:p>
          </table:table-cell>
          <table:table-cell office:value-type="string">
            <text:p><text:s/>ERDAS JPEG2000 (SDK 4.3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MS </text:p>
          </table:table-cell>
          <table:table-cell office:value-type="string">
            <text:p><text:s/>OGC Web Map Servic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BTiles <text:s text:c="4"/></text:p>
          </table:table-cell>
          <table:table-cell office:value-type="string">
            <text:p><text:s/>MBTile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ALS <text:s text:c="7"/></text:p>
          </table:table-cell>
          <table:table-cell office:value-type="string">
            <text:p><text:s/>CALS (Type 1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MTS <text:s text:c="7"/></text:p>
          </table:table-cell>
          <table:table-cell office:value-type="string">
            <text:p><text:s/>OGC Web Mab Tile Servic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NTINEL2 <text:s text:c="2"/></text:p>
          </table:table-cell>
          <table:table-cell office:value-type="string">
            <text:p><text:s/>Sentinel 2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RF </text:p>
          </table:table-cell>
          <table:table-cell office:value-type="string">
            <text:p><text:s/>Meta Raster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NM </text:p>
          </table:table-cell>
          <table:table-cell office:value-type="string">
            <text:p><text:s/>Portable Pixmap Format (netpbm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1 <text:s text:c="7"/></text:p>
          </table:table-cell>
          <table:table-cell office:value-type="string">
            <text:p><text:s/>USGS DOQ (Old Style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2 <text:s text:c="7"/></text:p>
          </table:table-cell>
          <table:table-cell office:value-type="string">
            <text:p><text:s/>USGS DOQ (New Style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enBin <text:s text:c="5"/></text:p>
          </table:table-cell>
          <table:table-cell office:value-type="string">
            <text:p><text:s/>Generic Binary (.hdr Labelled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Aux <text:s text:c="7"/></text:p>
          </table:table-cell>
          <table:table-cell office:value-type="string">
            <text:p><text:s/>PCI .aux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 </text:p>
          </table:table-cell>
          <table:table-cell office:value-type="string">
            <text:p><text:s/>Vexcel MFF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2 <text:s text:c="7"/></text:p>
          </table:table-cell>
          <table:table-cell office:value-type="string">
            <text:p><text:s/>Vexcel MFF2 (HKV)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ujiBAS <text:s text:c="4"/></text:p>
          </table:table-cell>
          <table:table-cell office:value-type="string">
            <text:p><text:s/>Fuji BAS Scanner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SC </text:p>
          </table:table-cell>
          <table:table-cell office:value-type="string">
            <text:p><text:s/>GSC Geo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AST <text:s text:c="7"/></text:p>
          </table:table-cell>
          <table:table-cell office:value-type="string">
            <text:p><text:s/>EOSAT FAST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T <text:s/></text:p>
          </table:table-cell>
          <table:table-cell office:value-type="string">
            <text:p><text:s/>VTP .bt (Binary Terrain) 1.3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LAN </text:p>
          </table:table-cell>
          <table:table-cell office:value-type="string">
            <text:p><text:s/>Erdas .LAN/.GI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PG </text:p>
          </table:table-cell>
          <table:table-cell office:value-type="string">
            <text:p><text:s/>Convair PolGAS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DA </text:p>
          </table:table-cell>
          <table:table-cell office:value-type="string">
            <text:p><text:s/>Image Data and Analysi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NDF </text:p>
          </table:table-cell>
          <table:table-cell office:value-type="string">
            <text:p><text:s/>NLAPS Data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IR </text:p>
          </table:table-cell>
          <table:table-cell office:value-type="string">
            <text:p><text:s/>Erdas Imagine Raw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IPEx <text:s text:c="6"/></text:p>
          </table:table-cell>
          <table:table-cell office:value-type="string">
            <text:p><text:s/>DIPEx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CP </text:p>
          </table:table-cell>
          <table:table-cell office:value-type="string">
            <text:p><text:s/>FARSITE v.4 Landscape File (.lcp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X </text:p>
          </table:table-cell>
          <table:table-cell office:value-type="string">
            <text:p><text:s/>NOAA Vertical Datum .GTX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OSLAS <text:s text:c="5"/></text:p>
          </table:table-cell>
          <table:table-cell office:value-type="string">
            <text:p><text:s/>NADCON .los/.las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Tv2 <text:s text:c="7"/></text:p>
          </table:table-cell>
          <table:table-cell office:value-type="string">
            <text:p><text:s/>NTv2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Table2 <text:s text:c="4"/></text:p>
          </table:table-cell>
          <table:table-cell office:value-type="string">
            <text:p><text:s/>CTable2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CE2 <text:s text:c="7"/></text:p>
          </table:table-cell>
          <table:table-cell office:value-type="string">
            <text:p><text:s/>ACE2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NODAS <text:s text:c="5"/></text:p>
          </table:table-cell>
          <table:table-cell office:value-type="string">
            <text:p><text:s/>Snow Data Assimilation System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RO </text:p>
          </table:table-cell>
          <table:table-cell office:value-type="string">
            <text:p><text:s/>KOLOR Raw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ROI_PAC <text:s text:c="4"/></text:p>
          </table:table-cell>
          <table:table-cell office:value-type="string">
            <text:p><text:s/>ROI_PAC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NVI <text:s text:c="7"/></text:p>
          </table:table-cell>
          <table:table-cell office:value-type="string">
            <text:p><text:s/>ENVI .hdr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Hdr <text:s text:c="7"/></text:p>
          </table:table-cell>
          <table:table-cell office:value-type="string">
            <text:p><text:s/>ESRI .hdr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SCE <text:s text:c="7"/></text:p>
          </table:table-cell>
          <table:table-cell office:value-type="string">
            <text:p><text:s/>ISCE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G </text:p>
          </table:table-cell>
          <table:table-cell office:value-type="string">
            <text:p><text:s/>Azavea Raster Grid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XF </text:p>
          </table:table-cell>
          <table:table-cell office:value-type="string">
            <text:p><text:s/>GeoSoft Grid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SRI Shapefile <text:s text:c="5"/></text:p>
          </table:table-cell>
          <table:table-cell office:value-type="string">
            <text:p><text:s/>ESRI Shapefi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apInfo File <text:s text:c="7"/></text:p>
          </table:table-cell>
          <table:table-cell office:value-type="string">
            <text:p><text:s/>MapInfo Fi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UK .NTF <text:s text:c="4"/></text:p>
          </table:table-cell>
          <table:table-cell office:value-type="string">
            <text:p><text:s/>UK .NT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SDTS <text:s text:c="3"/></text:p>
          </table:table-cell>
          <table:table-cell office:value-type="string">
            <text:p><text:s/>SDT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57 </text:p>
          </table:table-cell>
          <table:table-cell office:value-type="string">
            <text:p><text:s/>IHO S-57 (ENC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GN </text:p>
          </table:table-cell>
          <table:table-cell office:value-type="string">
            <text:p><text:s/>Microstation DG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VRT <text:s text:c="4"/></text:p>
          </table:table-cell>
          <table:table-cell office:value-type="string">
            <text:p><text:s/>VRT - Virtual Datasourc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EC </text:p>
          </table:table-cell>
          <table:table-cell office:value-type="string">
            <text:p><text:s/>EPIInfo .REC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emory <text:s text:c="5"/></text:p>
          </table:table-cell>
          <table:table-cell office:value-type="string">
            <text:p><text:s/>Memory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NA </text:p>
          </table:table-cell>
          <table:table-cell office:value-type="string">
            <text:p><text:s/>Atlas BN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SV </text:p>
          </table:table-cell>
          <table:table-cell office:value-type="string">
            <text:p><text:s/>Comma Separated Value (.csv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ML </text:p>
          </table:table-cell>
          <table:table-cell office:value-type="string">
            <text:p><text:s/>Geography Markup Language (GML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X </text:p>
          </table:table-cell>
          <table:table-cell office:value-type="string">
            <text:p><text:s/>GPX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ML </text:p>
          </table:table-cell>
          <table:table-cell office:value-type="string">
            <text:p><text:s/>Keyhole Markup Language (KML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eoJSON <text:s text:c="4"/></text:p>
          </table:table-cell>
          <table:table-cell office:value-type="string">
            <text:p><text:s/>GeoJSO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OGR_GMT <text:s text:c="4"/></text:p>
          </table:table-cell>
          <table:table-cell office:value-type="string">
            <text:p><text:s/>GMT ASCII Vectors (.gmt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KG <text:s text:c="7"/></text:p>
          </table:table-cell>
          <table:table-cell office:value-type="string">
            <text:p><text:s/>GeoPackag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QLite <text:s text:c="5"/></text:p>
          </table:table-cell>
          <table:table-cell office:value-type="string">
            <text:p><text:s/>SQLite / Spatialit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WAsP <text:s text:c="7"/></text:p>
          </table:table-cell>
          <table:table-cell office:value-type="string">
            <text:p><text:s/>WAsP .map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penFileGDB </text:p>
          </table:table-cell>
          <table:table-cell office:value-type="string">
            <text:p><text:s/>ESRI FileGDB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lane <text:s text:c="5"/></text:p>
          </table:table-cell>
          <table:table-cell office:value-type="string">
            <text:p><text:s/>X-Plane/Flightgear aeronautical dat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XF </text:p>
          </table:table-cell>
          <table:table-cell office:value-type="string">
            <text:p><text:s/>AutoCAD DX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eoconcept <text:s/></text:p>
          </table:table-cell>
          <table:table-cell office:value-type="string">
            <text:p><text:s/>Geoconcep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eoRSS <text:s text:c="5"/></text:p>
          </table:table-cell>
          <table:table-cell office:value-type="string">
            <text:p><text:s/>GeoRS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STrackMaker <text:s text:c="6"/></text:p>
          </table:table-cell>
          <table:table-cell office:value-type="string">
            <text:p><text:s/>GPSTrackMake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VFK </text:p>
          </table:table-cell>
          <table:table-cell office:value-type="string">
            <text:p><text:s/>Czech Cadastral Exchange Data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/></text:p>
          </table:table-cell>
          <table:table-cell office:value-type="string">
            <text:p><text:s text:c="2"/>Yes </text:p>
          </table:table-cell>
          <table:table-cell office:value-type="string">
            <text:p><text:s/>PGDUMP <text:s text:c="5"/></text:p>
          </table:table-cell>
          <table:table-cell office:value-type="string">
            <text:p><text:s/>PostgreSQL SQL dump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SM </text:p>
          </table:table-cell>
          <table:table-cell office:value-type="string">
            <text:p><text:s/>OpenStreetMap XML and PB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SBabel <text:s text:c="3"/></text:p>
          </table:table-cell>
          <table:table-cell office:value-type="string">
            <text:p><text:s/>GPSBabel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UA </text:p>
          </table:table-cell>
          <table:table-cell office:value-type="string">
            <text:p><text:s/>Tim Newport-Peace's Special Use Airspac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penAir <text:s text:c="4"/></text:p>
          </table:table-cell>
          <table:table-cell office:value-type="string">
            <text:p><text:s/>OpenAi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PDS <text:s text:c="4"/></text:p>
          </table:table-cell>
          <table:table-cell office:value-type="string">
            <text:p><text:s/>Planetary Data Systems TAB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FS </text:p>
          </table:table-cell>
          <table:table-cell office:value-type="string">
            <text:p><text:s/>OGC WFS (Web Feature Service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TF </text:p>
          </table:table-cell>
          <table:table-cell office:value-type="string">
            <text:p><text:s/>Hydrographic Transfer Vecto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eronavFAA <text:s/></text:p>
          </table:table-cell>
          <table:table-cell office:value-type="string">
            <text:p><text:s/>Aeronav FA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DIGEO <text:s text:c="5"/></text:p>
          </table:table-cell>
          <table:table-cell office:value-type="string">
            <text:p><text:s/>French EDIGEO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FT </text:p>
          </table:table-cell>
          <table:table-cell office:value-type="string">
            <text:p><text:s/>Google Fusion Table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VG </text:p>
          </table:table-cell>
          <table:table-cell office:value-type="string">
            <text:p><text:s/>Scalable Vector Graphic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Idrisi <text:s text:c="5"/></text:p>
          </table:table-cell>
          <table:table-cell office:value-type="string">
            <text:p><text:s/>Idrisi Vector (.vct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CGEN <text:s text:c="5"/></text:p>
          </table:table-cell>
          <table:table-cell office:value-type="string">
            <text:p><text:s/>Arc/Info Generat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UKOOA <text:s text:c="3"/></text:p>
          </table:table-cell>
          <table:table-cell office:value-type="string">
            <text:p><text:s/>SEG-P1 / UKOOA P1/90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Y <text:s text:c="7"/></text:p>
          </table:table-cell>
          <table:table-cell office:value-type="string">
            <text:p><text:s/>SEG-Y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XLSX <text:s text:c="7"/></text:p>
          </table:table-cell>
          <table:table-cell office:value-type="string">
            <text:p><text:s/>MS Office Open XML spreadshee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AmigoCloud <text:s/></text:p>
          </table:table-cell>
          <table:table-cell office:value-type="string">
            <text:p><text:s/>AmigoCloud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XF </text:p>
          </table:table-cell>
          <table:table-cell office:value-type="string">
            <text:p><text:s/>Storage and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elafin <text:s text:c="4"/></text:p>
          </table:table-cell>
          <table:table-cell office:value-type="string">
            <text:p><text:s/>Selafi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JML </text:p>
          </table:table-cell>
          <table:table-cell office:value-type="string">
            <text:p><text:s/>OpenJUMP JML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SW </text:p>
          </table:table-cell>
          <table:table-cell office:value-type="string">
            <text:p><text:s/>OGC CSW (Catalog <text:s/>Service for the Web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VDV </text:p>
          </table:table-cell>
          <table:table-cell office:value-type="string">
            <text:p><text:s/>VDV-451/VDV-452/INTREST Data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TIGER <text:s text:c="6"/></text:p>
          </table:table-cell>
          <table:table-cell office:value-type="string">
            <text:p><text:s/>U.S. Census TIGER/Line</text:p>
          </table:table-cell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7/13/2016</text:date>, <text:time>11:2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 ml</meta:initial-creator>
    <meta:creation-date>2016-07-13T11:19:56.59</meta:creation-date>
    <dc:date>2016-07-13T11:26:02.56</dc:date>
    <dc:creator>ml ml</dc:creator>
    <meta:editing-duration>PT6M9S</meta:editing-duration>
    <meta:editing-cycles>1</meta:editing-cycles>
    <meta:document-statistic meta:table-count="3" meta:cell-count="711" meta:object-count="0"/>
    <meta:generator>OpenOffice/4.0.1$Win32 OpenOffice.org_project/401m5$Build-9714</meta:generator>
  </office:meta>
</office:document-meta>
</file>